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size="18pt" fo:font-weight="bold" officeooo:rsid="0019b60d" officeooo:paragraph-rsid="0019b60d" style:font-size-asian="15.75pt" style:font-weight-asian="bold" style:font-size-complex="18pt" style:font-weight-complex="bold"/>
    </style:style>
    <style:style style:name="P2" style:family="paragraph" style:parent-style-name="Standard">
      <style:paragraph-properties fo:text-align="justify" style:justify-single-word="false"/>
      <style:text-properties fo:font-size="18pt" fo:font-weight="normal" officeooo:rsid="0019b60d" officeooo:paragraph-rsid="0019b60d" style:font-size-asian="15.75pt" style:font-weight-asian="normal" style:font-size-complex="18pt" style:font-weight-complex="normal"/>
    </style:style>
    <style:style style:name="P3" style:family="paragraph" style:parent-style-name="Standard">
      <style:paragraph-properties fo:text-align="justify" style:justify-single-word="false"/>
      <style:text-properties fo:font-size="18pt" style:text-underline-style="none" fo:font-weight="normal" officeooo:rsid="0019b60d" officeooo:paragraph-rsid="0019b60d" style:font-size-asian="15.75pt" style:font-weight-asian="normal" style:font-size-complex="18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ficultades del proyecto integrado: </text:p>
      <text:p text:style-name="P1"/>
      <text:p text:style-name="P2">- Principalmente el mayor problema con diferencia ha sido intentar implementar sin éxito el jwt. Las últimas versiones de Spring han cambiado la forma en la que el security implemente el tratamiento de jwt y esto me ha dificultado encontrar documentación.</text:p>
      <text:p text:style-name="P2"/>
      <text:p text:style-name="P2">- <text:s/>Ciertamente la base de datos tiene algunos fallos de diseño que han dificultado algunos Crud.</text:p>
      <text:p text:style-name="P3"/>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2T22:30:18.715415191</meta:creation-date>
    <dc:date>2024-06-02T22:36:55.154189949</dc:date>
    <meta:editing-duration>PT6M36S</meta:editing-duration>
    <meta:editing-cycles>1</meta:editing-cycles>
    <meta:document-statistic meta:table-count="0" meta:image-count="0" meta:object-count="0" meta:page-count="1" meta:paragraph-count="3" meta:word-count="61" meta:character-count="388" meta:non-whitespace-character-count="328"/>
    <meta:generator>LibreOffice/7.4.7.2$Linux_X86_64 LibreOffice_project/40$Build-2</meta:generator>
  </office:meta>
</office:document-meta>
</file>